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language-asian="zxx" style:country-asian="none" style:language-complex="zxx" style:country-complex="none"/>
    </style:style>
    <style:style style:name="P2" style:family="paragraph" style:parent-style-name="Title">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Text_20_body">
      <style:paragraph-properties fo:margin-top="0.423cm" fo:margin-bottom="0.212cm"/>
      <style:text-properties style:font-name="Times New Roman" style:font-name-asian="MS Mincho" style:font-name-complex="Tahoma"/>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margin-top="0.423cm" fo:margin-bottom="0.212cm"/>
      <style:text-properties style:font-name="Times New Roman" style:font-name-asian="MS Mincho" style:font-name-complex="Tahoma"/>
    </style:style>
    <style:style style:name="P8" style:family="paragraph" style:parent-style-name="Text_20_body">
      <style:text-properties style:language-asian="zxx" style:country-asian="none" style:language-complex="zxx" style:country-complex="none"/>
    </style:style>
    <style:style style:name="P9" style:family="paragraph" style:parent-style-name="List" style:list-style-name="L1"/>
    <style:style style:name="P10" style:family="paragraph" style:parent-style-name="List" style:list-style-name="L1">
      <style:text-properties style:language-asian="zxx" style:country-asian="none" style:language-complex="zxx" style:country-complex="none"/>
    </style:style>
    <style:style style:name="P11" style:family="paragraph" style:parent-style-name="List" style:list-style-name="L1" style:master-page-name="">
      <style:paragraph-properties fo:margin-top="0cm" fo:margin-bottom="0.212cm" fo:orphans="2" fo:widows="2" style:page-number="auto" fo:background-color="transparent" style:shadow="none" fo:keep-with-next="always">
        <style:tab-stops/>
        <style:background-image/>
      </style:paragraph-properties>
      <style:text-properties style:font-name-asian="MS Mincho" style:language-asian="zxx" style:country-asian="none" style:font-name-complex="Tahoma" style:language-complex="zxx" style:country-complex="none"/>
    </style:style>
    <style:style style:name="P12" style:family="paragraph" style:parent-style-name="List" style:list-style-name="L1">
      <style:paragraph-properties fo:margin-top="0cm" fo:margin-bottom="0.212cm" fo:orphans="2" fo:widows="2" fo:background-color="transparent" style:shadow="none" fo:keep-with-next="always">
        <style:tab-stops/>
        <style:background-image/>
      </style:paragraph-properties>
      <style:text-properties style:font-name-asian="MS Mincho" style:language-asian="zxx" style:country-asian="none" style:font-name-complex="Tahoma" style:language-complex="zxx" style:country-complex="none"/>
    </style:style>
    <style:style style:name="P13" style:family="paragraph" style:parent-style-name="Heading_20_1">
      <style:text-properties style:font-name="Arial" style:font-name-asian="MS Mincho" style:font-name-complex="Tahoma"/>
    </style:style>
    <style:style style:name="P14" style:family="paragraph" style:parent-style-name="Heading_20_1">
      <style:paragraph-properties fo:break-before="page"/>
    </style:style>
    <style:style style:name="P15" style:family="paragraph" style:parent-style-name="Heading_20_2">
      <style:text-properties style:font-name="Arial" style:font-name-asian="MS Mincho" style:font-name-complex="Tahoma"/>
    </style:style>
    <style:style style:name="P16" style:family="paragraph" style:parent-style-name="Heading_20_2">
      <style:paragraph-properties fo:margin-top="0.423cm" fo:margin-bottom="0.212cm" fo:keep-with-next="always"/>
    </style:style>
    <style:style style:name="P17" style:family="paragraph" style:parent-style-name="Heading_20_2">
      <style:paragraph-properties fo:margin-top="0.423cm" fo:margin-bottom="0.212cm" fo:keep-with-next="always"/>
      <style:text-properties style:font-name="Arial" style:font-name-asian="MS Mincho" style:font-name-complex="Tahoma"/>
    </style:style>
    <style:style style:name="P18" style:family="paragraph" style:parent-style-name="Heading_20_3">
      <style:paragraph-properties fo:margin-top="0.423cm" fo:margin-bottom="0.212cm" fo:keep-with-next="always"/>
      <style:text-properties style:font-name="Arial" style:font-name-asian="MS Mincho" style:font-name-complex="Tahoma"/>
    </style:style>
    <style:style style:name="P19" style:family="paragraph" style:parent-style-name="Contents_20_Heading" style:master-page-name="Index">
      <style:paragraph-properties style:page-number="auto"/>
    </style:style>
    <style:style style:name="T1" style:family="text">
      <style:text-properties style:font-name="Times New Roman" style:font-name-asian="MS Mincho" style:font-name-complex="Tahom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criptoria</text:p>
      <text:p text:style-name="Subtitle">Project Documentation</text:p>
      <text:p text:style-name="P1"/>
      <text:p text:style-name="P1"><text:date style:data-style-name="N36" text:date-value="2010-07-15T22:35:37.04" text:fixed="true">07/15/2010</text:date></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9">Summary</text:p>
          </text:index-title>
          <text:p text:style-name="P3"><text:s/>1 Project Description<text:tab/>3</text:p>
          <text:p text:style-name="P6"><text:s/>1.1 Project Mission<text:tab/>3</text:p>
          <text:p text:style-name="P5"><text:s/>1.1.1 General Mission <text:tab/>3</text:p>
          <text:p text:style-name="P5"><text:s/>1.1.2 Sourceforge Description (254 characters)<text:tab/>3</text:p>
          <text:p text:style-name="P5"><text:s/>1.1.3 Ohloh Description (800 characters)<text:tab/>3</text:p>
          <text:p text:style-name="P6"><text:s/>1.2 Features<text:tab/>3</text:p>
          <text:p text:style-name="P6"><text:s/>1.3 Known Issues<text:tab/>3</text:p>
          <text:p text:style-name="P6"><text:s/>1.4 Requirements<text:tab/>4</text:p>
          <text:p text:style-name="P3"><text:s/>2 Project History<text:tab/>5</text:p>
          <text:p text:style-name="P6"><text:s/>2.1 Release History<text:tab/>5</text:p>
          <text:p text:style-name="P5"><text:s/>2.1.1 Version 1.0 – 2009/09/10<text:tab/>5</text:p>
          <text:p text:style-name="P6"><text:s/>2.2 Announcement History<text:tab/>5</text:p>
          <text:p text:style-name="P5"><text:s/>2.2.1 2009-09-10 14:54: [mpwdgen-announce] mpwdgen v1.0 released<text:tab/>5</text:p>
          <text:p text:style-name="P3"><text:s/>3 Guidelines<text:tab/>7</text:p>
          <text:p text:style-name="P3"><text:s/>4 References<text:tab/>8</text:p>
        </text:index-body>
      </text:table-of-content>
      <text:h text:style-name="P13" text:outline-level="1">Project Description</text:h>
      <text:h text:style-name="P15" text:outline-level="2">Project Mission</text:h>
      <text:h text:style-name="Heading_20_3" text:outline-level="3">General Mission </text:h>
      <text:p text:style-name="P8">Scriptoria is a program that helps you to transcribe old scanned documents, with an interface that combines a text editor and an image viewer. Scriptoria is Free software and its source code is released under GNU General Public License.</text:p>
      <text:h text:style-name="P18" text:outline-level="3">Sourceforge Description (254 characters)</text:h>
      <text:p text:style-name="P8">Scriptoria is a program that helps you to transcribe old scanned documents, with an interface that combines a text editor and an image viewer.</text:p>
      <text:h text:style-name="P18" text:outline-level="3">Ohloh Description (800 characters)</text:h>
      <text:p text:style-name="P8">Scriptoria is a program that helps you to transcribe old scanned documents, with an interface that combines a text editor and an image viewer.</text:p>
      <text:h text:style-name="P17" text:outline-level="2">Features</text:h>
      <text:list xml:id="list42443323" text:style-name="L1">
        <text:list-item>
          <text:p text:style-name="P9">Generates passwords with 1 to 256 characters in length. </text:p>
        </text:list-item>
        <text:list-item>
          <text:p text:style-name="P9">Can create thousands of passwords at one time.</text:p>
        </text:list-item>
        <text:list-item>
          <text:p text:style-name="P9">Passwords may have lowercase letters, uppercase letters, numbers or special characters.</text:p>
        </text:list-item>
        <text:list-item>
          <text:p text:style-name="P9">Choose which special characters to use.</text:p>
        </text:list-item>
        <text:list-item>
          <text:p text:style-name="P9">Exclude some characters from the password.</text:p>
        </text:list-item>
        <text:list-item>
          <text:p text:style-name="P9">Copy generated passwords to the clipboard.</text:p>
        </text:list-item>
        <text:list-item>
          <text:p text:style-name="P10">Export generated passwords to text files (txt, csv) or MS Excel spreadsheets.</text:p>
        </text:list-item>
      </text:list>
      <text:h text:style-name="P17" text:outline-level="2">Known Issues</text:h>
      <text:list xml:id="list43146477" text:continue-numbering="true" text:style-name="L1">
        <text:list-item>
          <text:p text:style-name="P11">Can generate repeated passwords</text:p>
        </text:list-item>
      </text:list>
      <text:h text:style-name="P17" text:outline-level="2">Requirements</text:h>
      <text:list xml:id="list43132992" text:continue-numbering="true" text:style-name="L1">
        <text:list-item>
          <text:p text:style-name="P11">MS Windows</text:p>
        </text:list-item>
        <text:list-item>
          <text:p text:style-name="P12">MS Excel, to export the generated passwords to a MS Excel spreadsheet</text:p>
        </text:list-item>
      </text:list>
      <text:h text:style-name="P14" text:outline-level="1">Project History</text:h>
      <text:h text:style-name="Heading_20_2" text:outline-level="2"><text:soft-page-break/>Release History</text:h>
      <text:h text:style-name="Heading_20_3" text:outline-level="3">Version 1.0 – 2009/09/10</text:h>
      <text:p text:style-name="Text_20_body"/>
      <text:h text:style-name="P16" text:outline-level="2">Announcement History</text:h>
      <text:h text:style-name="Heading_20_3" text:outline-level="3">2009-09-10 14:54: [mpwdgen-announce] mpwdgen v1.0 released</text:h>
      <text:p text:style-name="P4">I'm proud to announce the release of Multi Password Generator v1.0. </text:p>
      <text:p text:style-name="P4">Multi Password Generator is a Windows application which lets you create a list of random passwords with one single click. The user may combine letters and numbers with special characters and all the passwords can be exported to file (txt, csv, xls) or copied to the clipboard.</text:p>
      <text:p text:style-name="P4"><text:s/>Multi Password Generator v1.0 includes the following features: </text:p>
      <text:p text:style-name="List"><text:s/>- Generates passwords with 1 to 256 characters in length</text:p>
      <text:p text:style-name="List"><text:s/>- Can create thousands of passwords at one time</text:p>
      <text:p text:style-name="List"><text:s/>- Passwords may have lowercase letters, uppercase letters, numbers or special characters</text:p>
      <text:p text:style-name="List"><text:s/>- Choose which special characters to use</text:p>
      <text:p text:style-name="List"><text:s/>- Exclude some characters from the password</text:p>
      <text:p text:style-name="List"><text:s/>- Copy generated passwords to the clipboard</text:p>
      <text:p text:style-name="List"><text:s/>- Export generated passwords to text files (txt, csv) or MS Excel spreadsheets</text:p>
      <text:p text:style-name="List"><text:s/>- Brasilian Portuguese interface</text:p>
      <text:p text:style-name="P4">This version has this known issue:</text:p>
      <text:p text:style-name="List"><text:s/>- Can generate repeated passwords [to be fixed in v1.1]</text:p>
      <text:p text:style-name="P4">These requirements should be satisfied:</text:p>
      <text:p text:style-name="List"><text:s/>- MS Windows 2000/XP/2003 (Vista wasn't tested)</text:p>
      <text:p text:style-name="List"><text:s/>- MS Excel, if you want to export the generated passwords to a MS Excel spreadsheet</text:p>
      <text:p text:style-name="P4">Multi Password Generator v1.0 can be downloaded at: </text:p>
      <text:p text:style-name="List"><text:soft-page-break/><text:span text:style-name="T1"><text:s/>- Windows zip file: </text:span><text:a xlink:type="simple" xlink:href="http://sourceforge.net/projects/mpwdgen/files/v1.0/mpwdgen-v1.0-win.zip/download"><text:span text:style-name="T1">http://sourceforge.net/projects/mpwdgen/files/v1.0/mpwdgen-v1.0-win.zip/download</text:span></text:a></text:p>
      <text:p text:style-name="List"><text:span text:style-name="T1"><text:s/>- Source code: </text:span><text:a xlink:type="simple" xlink:href="http://sourceforge.net/projects/mpwdgen/files/v1.0/mpwdgen-v1.0-src.zip/download"><text:span text:style-name="T1">http://sourceforge.net/projects/mpwdgen/files/v1.0/mpwdgen-v1.0-src.zip/download</text:span></text:a></text:p>
      <text:p text:style-name="P4">More information can be found at the project home page: </text:p>
      <text:p text:style-name="P4"><text:a xlink:type="simple" xlink:href="http://mpwdgen.sourceforge.net/">http://mpwdgen.sourceforge.net</text:a></text:p>
      <text:h text:style-name="P14" text:outline-level="1">Guidelines</text:h>
      <text:h text:style-name="Heading_20_1" text:outline-level="1">Refere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top="0.42cm" fo:margin-bottom="0.21cm" fo:line-height="150%" fo:orphans="2" fo:widows="2" style:page-number="auto" fo:background-color="transparent" style:shadow="none" fo:keep-with-next="always">
        <style:tab-stops/>
        <style:background-image/>
      </style:paragraph-properties>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margin-top="0.101cm" fo:margin-bottom="0.101cm" fo:line-height="10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auto-update="true" style:default-outline-level="1" style:class="text" style:master-page-name="">
      <style:paragraph-properties fo:line-height="100%" fo:keep-together="alway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auto-update="true" style:default-outline-level="2" style:class="text" style:master-page-name="">
      <style:paragraph-properties fo:line-height="100%" fo:keep-together="always" style:page-number="auto"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auto-update="true" style:default-outline-level="3" style:class="text" style:master-page-name="">
      <style:paragraph-properties fo:line-height="100%" fo:keep-together="always"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ão Marcelo Soares vaz</meta:initial-creator>
    <meta:creation-date>2009-09-11T09:58:04.67</meta:creation-date>
    <dc:date>2010-07-15T23:03:03.64</dc:date>
    <dc:creator>João Marcelo Soares Vaz</dc:creator>
    <meta:editing-duration>PT03H30M53S</meta:editing-duration>
    <meta:editing-cycles>24</meta:editing-cycles>
    <meta:generator>BrOffice.org/3.2$Win32 OpenOffice.org_project/320m18$Build-9502</meta:generator>
    <meta:document-statistic meta:table-count="0" meta:image-count="0" meta:object-count="0" meta:page-count="8" meta:paragraph-count="68" meta:word-count="502" meta:character-count="3314"/>
  </office:meta>
</office:document-meta>
</file>